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a3628" officeooo:paragraph-rsid="001a3628"/>
    </style:style>
    <style:style style:name="P2" style:family="paragraph" style:parent-style-name="Standard">
      <style:paragraph-properties fo:text-align="center" style:justify-single-word="false"/>
      <style:text-properties fo:font-size="14pt" officeooo:rsid="001a3628" officeooo:paragraph-rsid="001a362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a3628" officeooo:paragraph-rsid="001a362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a3628" officeooo:paragraph-rsid="001a362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fad3a" officeooo:paragraph-rsid="001fad3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18442" officeooo:paragraph-rsid="0021844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5f4cc" officeooo:paragraph-rsid="0025f4cc" style:font-size-asian="10.5pt" style:font-size-complex="12pt"/>
    </style:style>
    <style:style style:name="T1" style:family="text">
      <style:text-properties officeooo:rsid="001bc2b8"/>
    </style:style>
    <style:style style:name="T2" style:family="text">
      <style:text-properties officeooo:rsid="0021b3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Jones</text:p>
      <text:p text:style-name="P1">Kaitlyn Cason</text:p>
      <text:p text:style-name="P1"/>
      <text:p text:style-name="P2">Lab 4 Part 1 Questions</text:p>
      <text:p text:style-name="P2"/>
      <text:p text:style-name="P3">1.1</text:p>
      <text:p text:style-name="P3">1. <text:span text:style-name="T1">It takes approximately 1000 iterations and 10 threads in order to consistently result in a failed non-zero sum. This is because there are enough threads and iterations to cause a race condition to occur in the middle of the add function. If there is a context switch in between the two statements in the function, then the final sum will be wrong.</text:span></text:p>
      <text:p text:style-name="P5"/>
      <text:p text:style-name="P6">2. A significantly smaller number of iterations will seldom fail because there is less chance for the threads <text:span text:style-name="T2">to cause a race condition during a context switch in the middle of the add function.</text:span></text:p>
      <text:p text:style-name="P6"/>
      <text:p text:style-name="P7">1.2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23:17:52.847943217</meta:creation-date>
    <dc:date>2016-03-07T23:52:39.011530209</dc:date>
    <meta:editing-duration>PT33M19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108" meta:character-count="595" meta:non-whitespace-character-count="494"/>
  </office:meta>
</office:document-meta>
</file>